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P29" style:parent-style-name="Standard" style:family="paragraph">
      <style:text-properties fo:font-style="italic" style:font-style-asian="italic" style:font-style-complex="italic"/>
    </style:style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font-style="italic" style:font-style-asian="italic" style:font-style-complex="italic" fo:language="en" fo:country="GB"/>
    </style:style>
    <style:style style:name="P37" style:parent-style-name="Standard" style:family="paragraph">
      <style:text-properties fo:language="en" fo:country="GB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list-style-name="LFO3" style:family="paragraph"/>
    <style:style style:name="P40" style:parent-style-name="Standard" style:list-style-name="LFO3" style:family="paragraph"/>
    <style:style style:name="P41" style:parent-style-name="Standard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Standard" style:list-style-name="LFO4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list-style-name="LFO4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LAM REVISIONS</text:p>
      <text:p text:style-name="P2"/>
      <text:p text:style-name="Standard">•<text:s/><text:span text:style-name="T3">VARIABLE </text:span>: Zone de la mémoire dans laquelle on peut stocker une information. Qualifiée par son type et son adresse de début.</text:p>
      <text:list text:style-name="LFO1" text:continue-numbering="true">
        <text:list-item>
          <text:p text:style-name="P4"><text:span text:style-name="T5">INT </text:span>: Nombres entiers. 4 octets = 2^31 / 2 147 000 bits.</text:p>
        </text:list-item>
        <text:list-item>
          <text:p text:style-name="P6"><text:span text:style-name="T7">LONG </text:span>: Nombres entiers. 8<text:s/>octets. 18 chiffres significatifs.</text:p>
        </text:list-item>
        <text:list-item>
          <text:p text:style-name="P8"><text:span text:style-name="T9">FLOAT </text:span>: Nombres réels. 4 octets. 7 à 8 chiffres significatifs.</text:p>
        </text:list-item>
        <text:list-item>
          <text:p text:style-name="P10"><text:span text:style-name="T11">DOUBLE </text:span>: Nombre réels. 8 octets. 15 à 16 chiffres significatifs.</text:p>
        </text:list-item>
        <text:list-item>
          <text:p text:style-name="P12"><text:span text:style-name="T13">DECIMAL </text:span>: Nombre réels. 16 octets. 28 à 29 chiffres significatifs.</text:p>
        </text:list-item>
        <text:list-item>
          <text:p text:style-name="P14"><text:span text:style-name="T15">STRING</text:span> : Chaîne de caractères. 2 octets.</text:p>
        </text:list-item>
        <text:list-item>
          <text:p text:style-name="P16"><text:span text:style-name="T17">DATETIME </text:span>: Timestamp (= Nombre de secondes écoulées depuis une date de référence). 8 octets.</text:p>
        </text:list-item>
        <text:list-item>
          <text:p text:style-name="P18"><text:span text:style-name="T19">« ? » avant le type </text:span>: La variable peut contenir NULL.</text:p>
        </text:list-item>
      </text:list>
      <text:p text:style-name="Standard"/>
      <text:p text:style-name="Standard"><text:span text:style-name="T20">Table ASCII </text:span>: Défini quelle valeur prend chaque lettre. Chaque valeur vaut 1 octet. Il y a 256 caractères. La table fait 256 octets.</text:p>
      <text:p text:style-name="Standard"/>
      <text:p text:style-name="Standard"><text:span text:style-name="T21">Encodage </text:span>: Transforme un caractère en un nombre grâce à la table ASCII (et inversement).</text:p>
      <text:p text:style-name="Standard"/>
      <text:p text:style-name="Standard"><text:span text:style-name="T22">Compiler </text:span>: Transformer une instruction au format texte en langage machine.</text:p>
      <text:p text:style-name="Standard"/>
      <text:p text:style-name="Standard"><text:span text:style-name="T23">Procédure </text:span>: Sous ensemble de code qu'il est<text:s/>possible d'exécuter autant de fois que nécessaire.</text:p>
      <text:p text:style-name="Standard"/>
      <text:p text:style-name="Standard"><text:span text:style-name="T24">Objet </text:span>: Sous ensemble de code qui contient des données (<text:span text:style-name="T25">variables, propriétés</text:span>) et des traitements (<text:span text:style-name="T26">procédures, fonctions</text:span>).</text:p>
      <text:p text:style-name="Standard">Données → Caractérisent l'objet.</text:p>
      <text:p text:style-name="Standard">Traitements → Actions réalisées par l'objet.</text:p>
      <text:p text:style-name="Standard"/>
      <text:p text:style-name="Standard">&amp;&amp;<text:s/>→ ET</text:p>
      <text:p text:style-name="Standard">|| → OU</text:p>
      <text:p text:style-name="Standard">== → Égal</text:p>
      <text:p text:style-name="Standard">!= → Différent</text:p>
      <text:p text:style-name="Standard">=&lt; → Inférieur ou égal</text:p>
      <text:p text:style-name="Standard">=&gt; → Supérieur ou égal</text:p>
      <text:p text:style-name="Standard"/>
      <text:p text:style-name="Standard"><text:span text:style-name="T27">Concaténer </text:span>: Ajoute une chaîne de caractères à une autre.</text:p>
      <text:p text:style-name="P28">''Hello '' + userName + ''. Ça va ?''</text:p>
      <text:p text:style-name="P29"/>
      <text:p text:style-name="Standard">Définir une année bissextile :</text:p>
      <text:list text:style-name="LFO2" text:continue-numbering="true">
        <text:list-item>
          <text:p text:style-name="P30">Si divisible par 400 =<text:s/>Bissextile.</text:p>
        </text:list-item>
        <text:list-item>
          <text:p text:style-name="P31">Sinon pas divisible par 100 = Non bissextile.</text:p>
        </text:list-item>
        <text:list-item>
          <text:p text:style-name="P32">Sinon divisible par 4 = Bissextile.</text:p>
        </text:list-item>
        <text:list-item>
          <text:p text:style-name="P33">Sinon = Non bissextile.</text:p>
        </text:list-item>
      </text:list>
      <text:p text:style-name="Standard"/>
      <text:p text:style-name="Standard"><text:span text:style-name="T34">Git </text:span>: Gestionnaire de code source.</text:p>
      <text:p text:style-name="Standard"><text:span text:style-name="T35">GitHub </text:span>: Outil pour partager le code en Open Source sur Git.</text:p>
      <text:p text:style-name="P36">Mit, FreeBSD, Android, Firefox, Chromium,<text:s/>GNU Fundation</text:p>
      <text:p text:style-name="P37"/>
      <text:soft-page-break/>
      <text:p text:style-name="Standard"><draw:frame draw:z-index="251658240" draw:style-name="a0" draw:name="images1" text:anchor-type="paragraph" svg:x="0in" svg:y="0in" svg:width="2.28386in" svg:height="3.48976in" style:rel-width="scale" style:rel-height="scale"><draw:image xlink:href="" xlink:type="simple" xlink:show="embed" xlink:actuate="onLoad"/><svg:title/><svg:desc/></draw:frame></text:p>
      <text:p text:style-name="Standard">•<text:s/><text:span text:style-name="T38">BOUCLE</text:span> :</text:p>
      <text:list text:style-name="LFO3" text:continue-numbering="true">
        <text:list-item>
          <text:p text:style-name="P39">WHILE : Nombre de répétition inconnu + Pas sûr de s'exécuter au moins une fois.</text:p>
        </text:list-item>
        <text:list-item>
          <text:p text:style-name="P40">DO WHILE : Nombre de répétition inconnu + Sûr de s'exécuter au moins une fois.</text:p>
        </text:list-item>
        <text:list-item>
          <text:p text:style-name="P41">FOR : Nombre de répétition connu.</text:p>
        </text:list-item>
      </text:list>
      <text:p text:style-name="Standard"/>
      <text:p text:style-name="Standard">•<text:s/><text:span text:style-name="T42">BASE DE DONNEES </text:span>:<text:s/>Stocke, exploite, organise, sécurise, sauvegarde et fiabilise des informations. Ne contient aucune information calculée.</text:p>
      <text:p text:style-name="Standard"/>
      <text:p text:style-name="Standard">•<text:s/><text:span text:style-name="T43">CLE PRIMAIRE </text:span>: Ensemble d'un ou plusieurs champs qui permet d'identifier de façon unique chaque ligne de la table.</text:p>
      <text:p text:style-name="Standard"/>
      <text:p text:style-name="Standard">•<text:s/><text:span text:style-name="T44">CLE ETRANGERE </text:span>: Ensemble d'une ou<text:s/>plusieurs colonnes<text:s/>qui fait référence à la clé primaire d'une autre table.</text:p>
      <text:p text:style-name="Standard"/>
      <text:p text:style-name="Standard">•<text:s/><text:span text:style-name="T45">SERVICE WINDOWS</text:span> : Processus qui fonctionne session fermée et peut être démarré en même temps que la machine.</text:p>
      <text:p text:style-name="Standard"/>
      <text:list text:style-name="LFO4" text:continue-numbering="true">
        <text:list-item>
          <text:p text:style-name="P46"><text:span text:style-name="T47">CHAR </text:span>: Caractères. 1 octet.</text:p>
        </text:list-item>
        <text:list-item>
          <text:p text:style-name="P48"><text:span text:style-name="T49">CHAR VARYING </text:span>: Comme<text:s/>CHAR mais ne prend que la case principale (= nombre de caractères utilisés).</text:p>
        </text:list-item>
      </text:list>
      <text:p text:style-name="Standard"/>
      <text:p text:style-name="Standard"><text:span text:style-name="T50">PostgreSQL</text:span><text:s/>→ Serveur de la BDD. Système de Gestion de Base de Données Relationnelles (= SGBD-R).</text:p>
      <text:p text:style-name="Standard"/>
      <text:p text:style-name="Standard"><text:span text:style-name="T51">PgAdmin<text:s/></text:span>→ Interface graphique, client PostgreSQL. Utilise le port TCP IP 5432 et<text:s/>le port web 80.</text:p>
      <text:p text:style-name="Standard"/>
      <text:p text:style-name="Standard"><text:span text:style-name="T52">DBeaver<text:s/></text:span>→ Client universel et open source.</text:p>
      <text:p text:style-name="Standard"/>
      <text:p text:style-name="Standard">Une instance correspond à un serveur de BDD. Chaque instance correspond à un port.</text:p>
      <text:p text:style-name="Standard"/>
      <text:p text:style-name="Standard">•<text:s/><text:span text:style-name="T53">SCHEMA </text:span>: Regroupement logique d'objets.</text:p>
      <text:p text:style-name="Standard"/>
      <text:p text:style-name="Standard"><text:span text:style-name="T54">SQL</text:span><text:s/>= Structured Query Language (= Langage de requête structurée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olène CAGNOLATI</meta:initial-creator>
    <dc:creator>death mugnier</dc:creator>
    <meta:creation-date>2021-11-22T11:19:00Z</meta:creation-date>
    <dc:date>2021-11-22T11:19:00Z</dc:date>
    <meta:template xlink:href="Normal" xlink:type="simple"/>
    <meta:editing-cycles>2</meta:editing-cycles>
    <meta:editing-duration>PT60S</meta:editing-duration>
    <meta:document-statistic meta:page-count="2" meta:paragraph-count="5" meta:word-count="448" meta:character-count="3001" meta:row-count="21" meta:non-whitespace-character-count="2558"/>
  </office:meta>
</office:document-meta>
</file>